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Tests d'intersection</text:p>
      <text:p text:style-name="Standard"/>
      <text:p text:style-name="Standard">Le but de ce TD est d'appliquer la théorie vue sur les tests d'intersection. Le TD se base sur la même application DirectX que le TD sur les volumes englobants (BoudingVolumes) mais il n'est pas nécessaire de l'avoir complété préalablement.</text:p>
      <text:p text:style-name="Standard"/>
      <text:p text:style-name="Standard">1) <text:span text:style-name="T1">Test d'intersection Sphere-Plan</text:span></text:p>
      <text:p text:style-name="Standard">Ajoutez un terrain à votre scène. Puis implémentez l'algorithme de "sphere-plan sweep test" afin de détecter une collision entre le vaisseau et le terrain.</text:p>
      <text:p text:style-name="Standard">http://www.gamasutra.com/features/19991018/Gomez_1.htm</text:p>
      <text:p text:style-name="Standard"/>
      <text:p text:style-name="Standard">2) <text:span text:style-name="T1">Test d'intersection Sphere-Sphere</text:span></text:p>
      <text:p text:style-name="Standard">Implémentez l'algorithme de "sphere-sphere sweep test" afin de détecter une collision entre 2 bounding spheres. Lorsqu'une collision est prédite, le vaisseau qui bouge doit rester à la position de la collision.</text:p>
      <text:p text:style-name="Standard">http://www.gamasutra.com/features/19991018/Gomez_2.htm</text:p>
      <text:p text:style-name="Standard"/>
      <text:p text:style-name="Standard">Extra: Faites bouger automatiquement le deuxième vaisseau afin de vérifier le test d'intersection entre 2 spheres en mouvement.</text:p>
      <text:p text:style-name="Standard"/>
      <text:p text:style-name="Standard">3) <text:span text:style-name="T1">Test d'intersection AABB-AABB</text:span></text:p>
      <text:p text:style-name="Standard">Implémentez l'algorithme de "AABB-AABB sweep test" afin de détecter une collision entre 2 bounding spheres.</text:p>
      <text:p text:style-name="Standard">http://www.gamasutra.com/features/19991018/Gomez_3.htm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6-02-06T19:09:54</meta:creation-date>
    <dc:date>2006-02-06T19:30:50</dc:date>
    <dc:language>fr-FR</dc:language>
    <meta:editing-cycles>5</meta:editing-cycles>
    <meta:editing-duration>PT20M56S</meta:editing-duration>
    <meta:document-statistic meta:table-count="0" meta:image-count="0" meta:object-count="0" meta:page-count="1" meta:paragraph-count="12" meta:word-count="146" meta:character-count="1127"/>
    <meta:user-defined meta:name="Info 1"/>
    <meta:user-defined meta:name="Info 2"/>
    <meta:user-defined meta:name="Info 3"/>
    <meta:user-defined meta:name="Info 4"/>
  </office:meta>
</office:document-meta>
</file>